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paragraph-rsid="00086fd2"/>
    </style:style>
    <style:style style:name="P2" style:family="paragraph" style:parent-style-name="Standard">
      <style:text-properties officeooo:rsid="00091c26" officeooo:paragraph-rsid="00091c26"/>
    </style:style>
    <style:style style:name="P3" style:family="paragraph" style:parent-style-name="Standard">
      <style:text-properties officeooo:paragraph-rsid="00091c26"/>
    </style:style>
    <style:style style:name="P4" style:family="paragraph" style:parent-style-name="Standard">
      <style:text-properties officeooo:paragraph-rsid="000a503f"/>
    </style:style>
    <style:style style:name="P5" style:family="paragraph" style:parent-style-name="Standard">
      <style:text-properties officeooo:paragraph-rsid="000ae705"/>
    </style:style>
    <style:style style:name="P6" style:family="paragraph" style:parent-style-name="Standard">
      <style:text-properties officeooo:paragraph-rsid="000b6b64"/>
    </style:style>
    <style:style style:name="T1" style:family="text">
      <style:text-properties officeooo:rsid="00086fd2"/>
    </style:style>
    <style:style style:name="T2" style:family="text">
      <style:text-properties officeooo:rsid="00091c26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091c26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officeooo:rsid="000a50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아웃라이어 상위 5개</text:p>
      <text:p text:style-name="P1">[22222,13222,21222,22111,31111]</text:p>
      <text:p text:style-name="P1"/>
      <text:p text:style-name="P1">아웃라이어 하위 5개</text:p>
      <text:p text:style-name="P1">[23211,13211,22322,11211,32122]</text:p>
      <text:p text:style-name="P1"/>
      <text:p text:style-name="P1">아웃라이어가 높은 상위 5개의 <text:span text:style-name="T1">path와 하위 5개에 path에 대한 통계적 검정을 실시하였습니다.</text:span></text:p>
      <text:p text:style-name="P1">아웃라이어 상위5개의 총 불량 개수와 아웃라이어 하위 5개의 총 불량개수의 평균의 차이를 보기 위한 welch's t test 를 실시하였습니다.</text:p>
      <text:p text:style-name="P1"/>
      <text:p text:style-name="P3">또한 웨이퍼당 불량 개수가 200개가 넘으면 웨이퍼를 모조리 버려야 하기 때문에 웨이퍼에 불량이 200개가 넘는지가 중요한 변수가 될 것이라고 생각했습니다. <text:s/></text:p>
      <text:p text:style-name="P3">때문에 아웃라이어 상위 5개에서 불량 개수가 200개가 넘는 웨이퍼의 수와 그렇지 않은 수의 비율과</text:p>
      <text:p text:style-name="P3">아웃라이어 하위 5개에서 불량 개수가 200개가 넘는 웨이퍼의 수와 그렇지 않은 수의 비율의 차이를 보기 위해 카이제곱 검정을 실시했습니다.</text:p>
      <text:p text:style-name="P3"/>
      <text:p text:style-name="P3">먼저 평균 검정입니다. </text:p>
      <text:p text:style-name="P3"><text:s/><text:span text:style-name="T2">welch`s t test를 실시한 결과 </text:span><text:span text:style-name="T3">pvalue=0.171로 0.05보다 크므로 두 집단의 평균의 차이가 있다고 할 수 없습니다.</text:span></text:p>
      <text:p text:style-name="P3"><text:span text:style-name="T3"/></text:p>
      <text:p text:style-name="P3"><text:span text:style-name="T3">다음은 비율 수 차이를 보기 위한 카이제곱 검정입니다.</text:span></text:p>
      <text:p text:style-name="P3"><text:span text:style-name="T3">아웃라이어 상위 5개의 불량개수가 200개가 넘는 개수와 그렇지 않은 비율,</text:span></text:p>
      <text:p text:style-name="P3"><text:span text:style-name="T3">아웃라이어 하위 5개의 불량개수가 200개가 넘는 개수와 그렇지 않은 비율을 카이 제곱검정을 하였습니다.</text:span></text:p>
      <text:p text:style-name="P3"><text:span text:style-name="T3"/></text:p>
      <text:p text:style-name="P3"><text:span text:style-name="T3">그 결과를 </text:span><text:span text:style-name="T4">table로 만들면 [[22, 198], [1, 47]]가 되고 카이 제곱 검증 결과는</text:span></text:p>
      <text:p text:style-name="P2"><text:span text:style-name="T4">p </text:span><text:span text:style-name="T3">value=0.136&gt;0.05이므로 두 샘플의 분산은 다르다고 할 수 없었습니다.</text:span></text:p>
      <text:p text:style-name="P3"><text:span text:style-name="T3"/></text:p>
      <text:p text:style-name="P3"><text:span text:style-name="T3">하지만~~~~~~~~</text:span></text:p>
      <text:p text:style-name="P3"><text:span text:style-name="T3">웨이퍼의 개수가 20개가 넘는 데이터에 대해서 다시 아웃라이를 기준으로 상위5개와 하위 5개로 나누어 </text:span><text:span text:style-name="T5">welch`s t test와 chi제곱 검정을 실시하였습니다.</text:span></text:p>
      <text:p text:style-name="P3"><text:span text:style-name="T5"/></text:p>
      <text:p text:style-name="P3"><text:span text:style-name="T5"/></text:p>
      <text:p text:style-name="P4"><text:span text:style-name="T2">welch`s t test를 실시한 결과 </text:span><text:span text:style-name="T3">0.633</text:span><text:span text:style-name="T4">로 0.05보다 크므로 두 집단의 평균의 차이가 있다고 할 수 없습니다.</text:span></text:p>
      <text:p text:style-name="P4"><text:span text:style-name="T4">다음은 비율 수 차이를 보기 위한 카이제곱 검정입니다.</text:span></text:p>
      <text:p text:style-name="P5"><text:span text:style-name="T4">table로 만들면 [[23, 197], [7, 152]]가 되고 카이 제곱 검증 결과는 0.05로 두 집단의 분산에는 차이가 있다고 볼 수 있습니다.<text:line-break/></text:span></text:p>
      <text:p text:style-name="P6"><text:span text:style-name="T3">웨이퍼의 개수가 20개가 미만의 데이터에 대해서 다시 아웃라이를 기준으로 상위5개와 하위 5개로 나누어 </text:span><text:span text:style-name="T5">welch`s t test와 chi제곱 검정을 실시하였습니다.</text:span></text:p>
      <text:p text:style-name="P6"><text:span text:style-name="T5"/></text:p>
      <text:p text:style-name="P6"><text:span text:style-name="T5"/></text:p>
      <text:p text:style-name="P6"><text:span text:style-name="T2">welch`s t test를 실시한 결과 </text:span><text:span text:style-name="T4">0.156로 0.05보다 크므로 두 집단의 평균의 차이가 있다고 할 수 없습니다.</text:span></text:p>
      <text:p text:style-name="P6"><text:span text:style-name="T4">다음은 비율 수 차이를 보기 위한 카이제곱 검정입니다.</text:span></text:p>
      <text:p text:style-name="P6"><text:span text:style-name="T4">table로 만들면 [[10, 50], [1, 47]]</text:span></text:p>
      <text:p text:style-name="P6"><text:span text:style-name="T4">가 되고 카이 제곱 검증 결과는 0.030로 두 집단의 분산에는 차이가 있다고 볼 수 있습니다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03:18:05.225671484</meta:creation-date>
    <dc:date>2021-06-01T04:20:11.651661817</dc:date>
    <meta:editing-duration>PT10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803" meta:character-count="1321" meta:non-whitespace-character-count="1049"/>
  </office:meta>
</office:document-meta>
</file>